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02b98" officeooo:paragraph-rsid="00002b98"/>
    </style:style>
    <style:style style:name="P2" style:family="paragraph" style:parent-style-name="Title">
      <style:paragraph-properties fo:text-align="start" style:justify-single-word="false"/>
      <style:text-properties officeooo:rsid="00002b98" officeooo:paragraph-rsid="0001a0ae"/>
    </style:style>
    <style:style style:name="P3" style:family="paragraph" style:parent-style-name="Heading_20_1">
      <style:text-properties officeooo:rsid="00002b98" officeooo:paragraph-rsid="00002b98"/>
    </style:style>
    <style:style style:name="P4" style:family="paragraph" style:parent-style-name="Heading_20_2">
      <style:text-properties officeooo:rsid="00002b98" officeooo:paragraph-rsid="00002b98"/>
    </style:style>
    <style:style style:name="P5" style:family="paragraph" style:parent-style-name="Heading_20_3">
      <style:text-properties officeooo:rsid="00002b98" officeooo:paragraph-rsid="00002b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Document</text:p>
      <text:p text:style-name="P1"/>
      <text:p text:style-name="P1">This is a test document written using LibreOffice writer.</text:p>
      <text:h text:style-name="P3" text:outline-level="1">Heading 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 text:outline-level="2">Heading 2</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 text:outline-level="3">Heading 3</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07:33:00.965157741</meta:creation-date>
    <dc:date>2015-03-18T14:50:45.712295721</dc:date>
    <meta:editing-duration>PT8S</meta:editing-duration>
    <meta:editing-cycles>4</meta:editing-cycles>
    <meta:generator>LibreOffice/4.2.7.2$Linux_X86_64 LibreOffice_project/420m0$Build-2</meta:generator>
    <meta:document-statistic meta:table-count="0" meta:image-count="0" meta:object-count="0" meta:page-count="1" meta:paragraph-count="9" meta:word-count="293" meta:character-count="1885" meta:non-whitespace-character-count="1601"/>
  </office:meta>
</office:document-meta>
</file>